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J
「ハァ・・・ハァ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J
「コイツ・・・つ、強すぎだろ・・・ハァ・・・ハァ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K
「確かに、我々の戦力をはるかに凌駕して
　いま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K
「しかし彼女とて、体力は無限では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K
「御覧なさい、わずかですが動きが鈍ってきて
　いま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L
「今、仲間の一人が増援を呼びに行ったぜ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L
「この4体持ちを狩る絶好のチャンスだ！
　もう少し持ちこたえろ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死神少女が竜毒作戦を破った後、次々と波状
攻撃を仕掛ける死神たちを蹴散らし続けて
15分が経過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返り討ちにした死神は約20人。
その絶大な戦闘能力をもってすれば、息をする
かのように何の造作も無い程度の人数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が、死神の一人が言うように、マシンのごとく
寸分の狂いもない正確な攻撃を繰り出していた
少女の動きが、明らかにぎこちなくなりはじめて
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確かに彼女とて、体力は有限である。　この
まま延々と数の暴力を受け続ければ、やがて
限界が訪れることは想像にかたく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この時彼女が感じていたのは、疲労や
倦怠の類ではな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つもどおりのポーカーフェイスに似つかわしく
ない、数条の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時折、思い出したかのように、きゅっと寄せ
合わされるふとも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持つ4つの肉体がすべて、普段とは
違った挙動を示してい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ったい何が彼女にそうさせているのか。
その答えは、彼女がそっと手を当てた下腹部の
内側に隠され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おしっこ・・・・・・・・・・・・・・・・・・・・
・・・したい・・・・・・・・・・・・・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魔界最強の種族である死神の、はるか頂点に
君臨する圧倒的存在となる彼女を執拗に
苦しめていたのは、膀胱にたっぷりと溜まって
いる尿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の15分間で彼女の体内にいったい何が起きて
い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驚異的な代謝で毒素を瞬時に分解する能力に
ついては前述したとおりであるが、これには
2つの代償が介在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1つは、彼女がたびたび見せる絶大な食欲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代謝が高いということは、その分エネルギーを
大きく消耗することになる。　加えて、その
高エネルギーを必要とする肉体が4つもあると
なれば、燃費の悪さは他者の比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もう1つの代償とは、毒素分解時に急激に
高まる排泄量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分解されたとは言え、その成分を完璧に無害に
することは難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体にとって有害な成分を体外に排泄するため、
毒素分解後は普段とは比較にならないスピード
で尿が溜ま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ましてや竜毒を致死量レベルに摂取した彼女の
肉体は、通常時の実に10倍以上の速度で尿を
膀胱へ送り込んで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さらに、先ほど食後に飲み干した大量の水分
（ちなみに中身は紅茶である）が、その効果を
大きく跳ね上げていることは言うまでも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1
「こいつか、ウワサの4体持ちってのは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2
「へえ、派手にやってるわね。　ふふふ・・・
　これは楽しみだわ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3
「まだまだオレの舎弟どもがこっちへ向かって
　るぜ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4
「油断はしない。　全力で確実に潰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りすり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3
「へ、へぇ・・・なるほどね・・・これは・・・う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2
「ウワサどおり・・・てか、ウワサ以上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1
「クッ・・・ちまちまやっててもダメ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増援1
「全員で一気にかかれ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さらなる増援が見込まれているのであれば、
下手に先制攻撃など仕掛けずに時間稼ぎを
すべきであった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早まった彼らは当然の帰結として全滅に至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.........</text:p>
          </table:table-cell>
          <table:table-cell table:number-columns-repeated="1020"/>
        </table:table-row>
        <table:table-row>
          <table:table-cell table:style-name="ce0" office:value-type="string">
            <text:p>\C[6]しかしこのわずかな経過の際にも、彼女の
尿意はボトルに水を注ぐかのごとく、さらに
水位を上げ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おもむろに物陰へと身を隠したかと思えば、特に
躊躇することもなくしゃがみ込んだ彼女を見て、
意表を突かれた方も多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推察のとおり、彼女は野外放尿に及ぼうとして
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驚くこと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までの彼女の言動や身なりを考慮すれば、
この死神少女が魔界において、特に人の目を
気にしたり、自身の行いを公序良俗に則する
節が無かったことは容易に理解でき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粗雑な言い方をすれば、これまで彼女は尿意を
催したところでトイレを探すことなどせず、
その辺の適当な場所で好き勝手に野ションを
してき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例えそれが今回のように敵地であったとしても、
その振る舞いに変わりは無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ただ強いて言えば、物陰に入り、申し訳程度の
遮蔽を試みたあたりは、局部を露出する事に
対する彼女なりのささやかな羞恥心の証明と
成り得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いずれにせよ、生物にとって不快である尿意と
いう感覚から逃れるため、彼女は今まさに、
ここで放尿しようとしている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先に述べてお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これまで辛抱や焦燥とは無縁だった彼女が、
今日初めて、かつて経験したことのない生理的
欲求と葛藤にさいなまれる事とな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たちの声
「くそ、遅かったか・・・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たちの声
「たった一人でこれだけの人数を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っ手たちの声
「許せねえ！　まだ近くにいるはずだ、捜せ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新たに駆けつけた増援の声に、出しかかった
おしっこを反射的にこらえて立ち上がる少女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が警戒するのも無理はない。　いかに
4体持ちが群を抜く強さを誇るとしても、地面に
しゃがみ放尿している無防備な所を狙われれば
無事では済まないことを本能的に察知し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“4体持ち”という言葉を聞いて、賢い方なら
ひらめいたかもしれないが、増援に対して3体で
応戦し、残りの1体ずつ順に排泄を済ませれば
この状況を乗り切ることができた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これまで無造作で粗暴な攻撃だけで
敵を殲滅してきた彼女には、こういった策を練る
だけの聡明さは無か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